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080000000889DAE7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499cm" style:contextual-spacing="false"/>
    </style:style>
    <style:style style:name="P2" style:family="paragraph" style:parent-style-name="Heading_20_3">
      <style:paragraph-properties fo:margin-top="0cm" fo:margin-bottom="0.499cm" style:contextual-spacing="false"/>
      <style:text-properties fo:font-weight="bold"/>
    </style:style>
    <style:style style:name="P3" style:family="paragraph" style:parent-style-name="Text_20_body">
      <style:paragraph-properties fo:margin-top="0cm" fo:margin-bottom="0.499cm" style:contextual-spacing="false"/>
    </style:style>
    <style:style style:name="P4" style:family="paragraph" style:parent-style-name="Heading_20_4">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499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499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499cm" style:contextual-spacing="false"/>
    </style:style>
    <style:style style:name="T1" style:family="text">
      <style:text-properties fo:font-style="italic"/>
    </style:style>
    <style:style style:name="T2"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ostila: Removendo Elementos do DOM em JavaScript</text:h>
      <text:h text:style-name="P2" text:outline-level="3">1. Introdução à Remoção de Elementos no DOM</text:h>
      <text:p text:style-name="P3">Em aplicações web modernas, a manipulação dinâmica do DOM (Document Object Model) é uma habilidade essencial. A capacidade de adicionar, modificar e, crucialmente, remover elementos de uma página de forma interativa é o que permite a criação de interfaces de usuário ricas e responsivas, que reagem às ações do usuário em tempo real. O objetivo desta apostila é ensinar, passo a passo, como remover elementos do DOM utilizando JavaScript puro. Começaremos com um método simples e direto, avançando para um cenário mais complexo e realista, comum em aplicações do dia a dia.</text:p>
      <text:p text:style-name="P3">Existem diversas abordagens para remover um elemento, mas nesta apostila vamos nos concentrar no uso do método nativo <text:span text:style-name="Source_20_Text">removeChild</text:span>. Esta função nos oferece um controle preciso sobre a estrutura da página e, ao fazer isso, nos <text:span text:style-name="T1">ensina</text:span> a pensar sobre a relação hierárquica entre os elementos — um conceito fundamental para qualquer desenvolvedor front-end.</text:p>
      <text:p text:style-name="P3">Vamos mergulhar em nosso primeiro método prático, onde a ação de remoção é acionada diretamente pelo clique do usuário no próprio elemento.</text:p>
      <text:h text:style-name="P2" text:outline-level="3">2. Abordagem 1: Remoção Direta por Clique no Elemento</text:h>
      <text:p text:style-name="P3">Nossa estratégia inicial servirá como um excelente ponto de partida para compreendermos os fundamentos. O cenário é simples: um elemento será removido da página assim que o usuário clicar diretamente sobre ele. Essa abordagem é extremamente útil para solidificar o conceito básico da interação entre eventos do usuário e a manipulação da estrutura do DOM.</text:p>
      <text:h text:style-name="P4" text:outline-level="4">O Mecanismo: Event Listener e event.target</text:h>
      <text:p text:style-name="P3">Para que a remoção aconteça, precisamos primeiro "escutar" a ação do usuário. Fazemos isso anexando um "escutador de eventos" (<text:span text:style-name="Source_20_Text">addEventListener</text:span>) a cada elemento que desejamos tornar removível. O evento que iremos monitorar é o <text:span text:style-name="Source_20_Text">click</text:span>.</text:p>
      <text:p text:style-name="P3">Quando o evento de clique ocorre, o navegador nos fornece um objeto de evento (geralmente chamado de <text:span text:style-name="Source_20_Text">evt</text:span> ou <text:span text:style-name="Source_20_Text">event</text:span>). Dentro desse objeto, a propriedade <text:span text:style-name="Source_20_Text">target</text:span> é de extrema importância. O <text:span text:style-name="Source_20_Text">event.target</text:span> sempre se refere ao elemento exato que disparou o evento. Para confirmar que estamos capturando o elemento correto, podemos usar <text:span text:style-name="Source_20_Text">console.log</text:span> para inspecioná-lo.</text:p>
      <text:p text:style-name="Preformatted_20_Text"><text:soft-page-break/><text:span text:style-name="Source_20_Text">novo_elemento.addEventListener('click', (evt) =&gt; {</text:span></text:p>
      <text:p text:style-name="Preformatted_20_Text"><text:span text:style-name="Source_20_Text"><text:s text:c="4"/>console.log(evt.target);</text:span></text:p>
      <text:p text:style-name="Preformatted_20_Text"><text:span text:style-name="Source_20_Text"><text:s text:c="4"/>// Lógica de remoção virá aqui</text:span></text:p>
      <text:p text:style-name="P5"><text:span text:style-name="Source_20_Text">});</text:span></text:p>
      <text:p text:style-name="P3">Ao clicar em um elemento com este código anexado, você verá o próprio elemento HTML sendo impresso no console do navegador, confirmando que <text:span text:style-name="Source_20_Text">evt.target</text:span> nos deu exatamente o que precisávamos.</text:p>
      <text:p text:style-name="P3">Neste ponto, vale uma observação importante sobre a propagação de eventos, também conhecida como <text:span text:style-name="T1">event bubbling</text:span>. Por padrão, um evento se propaga do elemento mais interno (o alvo) para os seus ancestrais (pais, avós, etc.), como uma bolha subindo na água. Em cenários mais complexos, com múltiplos elementos aninhados, talvez precisássemos usar <text:span text:style-name="Source_20_Text">event.stopPropagation()</text:span> para impedir que o clique se propagasse e acionasse outros eventos indesejados. No entanto, como estamos adicionando o <text:span text:style-name="Source_20_Text">addEventListener</text:span> diretamente no elemento que queremos remover, não precisamos nos preocupar com isso. O evento começa e termina onde queremos.</text:p>
      <text:h text:style-name="P4" text:outline-level="4">Executando a Remoção com removeChild</text:h>
      <text:p text:style-name="P3">Agora que temos a referência ao elemento que queremos remover (<text:span text:style-name="Source_20_Text">evt.target</text:span>), podemos usar o método <text:span text:style-name="Source_20_Text">removeChild()</text:span>. A sintaxe fundamental e mais importante a se lembrar é:</text:p>
      <text:p text:style-name="P3"><text:span text:style-name="Source_20_Text">elementoPai.removeChild(elementoFilho)</text:span></text:p>
      <text:p text:style-name="P3">É crucial entender que a remoção é sempre iniciada a partir do elemento pai. Você não pode pedir para um elemento se remover; você precisa ordenar ao seu contêiner (seu pai na árvore DOM) que o remova.</text:p>
      <text:p text:style-name="P3">No código completo abaixo, <text:span text:style-name="Source_20_Text">paiDoElemento</text:span> (que poderia ser uma referência direta a um contêiner como <text:span text:style-name="Source_20_Text">caixa_um</text:span>) invoca o método <text:span text:style-name="Source_20_Text">removeChild</text:span> e passa o <text:span text:style-name="Source_20_Text">elementoParaRemover</text:span> (que é o <text:span text:style-name="Source_20_Text">evt.target</text:span>) como argumento.</text:p>
      <text:p text:style-name="Preformatted_20_Text"><text:span text:style-name="Source_20_Text">novo_elemento.addEventListener('click', (evt) =&gt; {</text:span></text:p>
      <text:p text:style-name="Preformatted_20_Text"><text:span text:style-name="Source_20_Text"><text:s text:c="4"/>const elementoParaRemover = evt.target;</text:span></text:p>
      <text:p text:style-name="Preformatted_20_Text"><text:span text:style-name="Source_20_Text"><text:s text:c="4"/>const paiDoElemento = elementoParaRemover.parentNode; // Ou usar a referência direta se já a tiver, como 'caixa_um'</text:span></text:p>
      <text:p text:style-name="Preformatted_20_Text"><text:span text:style-name="Source_20_Text"><text:s text:c="4"/>paiDoElemento.removeChild(elementoParaRemover);</text:span></text:p>
      <text:p text:style-name="P5"><text:span text:style-name="Source_20_Text">});</text:span></text:p>
      <text:p text:style-name="P3"><text:soft-page-break/>Essa abordagem funciona perfeitamente, mas em interfaces de usuário reais, raramente queremos que um clique em toda a área de um componente acione sua exclusão. É uma prática muito mais comum e intuitiva fornecer um controle dedicado, como um ícone de lixeira, para essa ação. Vamos explorar esse cenário a seguir.</text:p>
      <text:h text:style-name="P2" text:outline-level="3">3. Abordagem 2: Remoção com um Ícone Dedicado (Cenário Avançado)</text:h>
      <text:p text:style-name="P3">Em aplicações do mundo real, a experiência do usuário (UX) dita muitas de nossas decisões de design. É uma prática de interface (UI) muito melhor ter um controle específico, como um ícone de lixeira, para acionar uma ação destrutiva como a remoção. Isso evita exclusões acidentais e torna a interface mais clara. No entanto, essa abordagem introduz um desafio técnico interessante: como identificar o elemento contêiner correto a ser removido quando o clique acontece em um de seus filhos (o ícone)?</text:p>
      <text:h text:style-name="P4" text:outline-level="4">3.1. Criando e Anexando o Ícone Dinamicamente</text:h>
      <text:p text:style-name="P3">Primeiro, precisamos criar nosso ícone de lixeira dinamicamente com JavaScript e anexá-lo a cada elemento de curso.</text:p>
      <text:list text:style-name="L1">
        <text:list-item>
          <text:p text:style-name="P6"><text:span text:style-name="T2">Criar o Elemento:</text:span> Usamos <text:span text:style-name="Source_20_Text">document.createElement('img')</text:span> para criar um novo elemento de imagem em memória.</text:p>
        </text:list-item>
        <text:list-item>
          <text:p text:style-name="P6"><text:span text:style-name="T2">Configurar Atributos:</text:span> Com o elemento criado, usamos <text:span text:style-name="Source_20_Text">setAttribute()</text:span> para definir seus atributos essenciais, como o caminho da imagem (<text:span text:style-name="Source_20_Text">src</text:span>) e uma classe (<text:span text:style-name="Source_20_Text">class</text:span>) para estilização.</text:p>
        </text:list-item>
        <text:list-item>
          <text:p text:style-name="P7"><text:span text:style-name="T2">Anexar ao DOM:</text:span> Finalmente, usamos <text:span text:style-name="Source_20_Text">appendChild()</text:span> no elemento principal do curso (<text:span text:style-name="Source_20_Text">novo_elemento</text:span>) para adicionar o ícone recém-criado como seu filho.</text:p>
        </text:list-item>
      </text:list>
      <text:p text:style-name="P3">Veja o processo em código:</text:p>
      <text:p text:style-name="Preformatted_20_Text"><text:span text:style-name="Source_20_Text">// 1. Criar o elemento</text:span></text:p>
      <text:p text:style-name="Preformatted_20_Text"><text:span text:style-name="Source_20_Text">const btn_lixeira = document.createElement('img');</text:span></text:p>
      <text:p text:style-name="Preformatted_20_Text"/>
      <text:p text:style-name="Preformatted_20_Text"><text:span text:style-name="Source_20_Text">// 2. Configurar os atributos</text:span></text:p>
      <text:p text:style-name="Preformatted_20_Text"><text:span text:style-name="Source_20_Text">btn_lixeira.setAttribute('src', 'icone_lixeira.png');</text:span></text:p>
      <text:p text:style-name="Preformatted_20_Text"><text:span text:style-name="Source_20_Text">btn_lixeira.setAttribute('class', 'btn_lixeira');</text:span></text:p>
      <text:p text:style-name="Preformatted_20_Text"/>
      <text:p text:style-name="Preformatted_20_Text"><text:span text:style-name="Source_20_Text">// 3. Anexar ao elemento pai (o card do curso)</text:span></text:p>
      <text:p text:style-name="P5"><text:span text:style-name="Source_20_Text">novo_elemento.appendChild(btn_lixeira);</text:span></text:p>
      <text:h text:style-name="P4" text:outline-level="4"><text:soft-page-break/>3.2. Estilizando os Elementos com CSS</text:h>
      <text:p text:style-name="P3">Com o ícone no lugar, precisamos de um pouco de CSS para garantir que o layout fique visualmente agradável. Vamos usar Flexbox no contêiner do curso para alinhar o texto e o ícone, e definiremos um tamanho e um cursor para o próprio ícone.</text:p>
      <text:list text:style-name="L2">
        <text:list-item>
          <text:p text:style-name="P8"><text:span text:style-name="Source_20_Text"><text:span text:style-name="T2">.curso</text:span></text:span>: <text:span text:style-name="Source_20_Text">display: flex</text:span> ativa o layout flexível. <text:span text:style-name="Source_20_Text">justify-content: space-around</text:span> distribui o espaço horizontalmente entre os itens, e <text:span text:style-name="Source_20_Text">align-items: center</text:span> os centraliza verticalmente.</text:p>
        </text:list-item>
        <text:list-item>
          <text:p text:style-name="P9"><text:span text:style-name="Source_20_Text"><text:span text:style-name="T2">.btn_lixeira</text:span></text:span>: <text:span text:style-name="Source_20_Text">width: 25px</text:span> define um tamanho razoável para o ícone, e <text:span text:style-name="Source_20_Text">cursor: pointer</text:span> muda o cursor do mouse para uma "mãozinha", indicando que o elemento é clicável. Essa propriedade foi removida do contêiner <text:span text:style-name="Source_20_Text">.curso</text:span> e aplicada aqui para garantir que apenas o ícone sinalize a interatividade.</text:p>
        </text:list-item>
      </text:list>
      <text:p text:style-name="Preformatted_20_Text"><text:span text:style-name="Source_20_Text">.curso {</text:span></text:p>
      <text:p text:style-name="Preformatted_20_Text"><text:span text:style-name="Source_20_Text"><text:s text:c="4"/>display: flex;</text:span></text:p>
      <text:p text:style-name="Preformatted_20_Text"><text:span text:style-name="Source_20_Text"><text:s text:c="4"/>justify-content: space-around;</text:span></text:p>
      <text:p text:style-name="Preformatted_20_Text"><text:span text:style-name="Source_20_Text"><text:s text:c="4"/>align-items: center;</text:span></text:p>
      <text:p text:style-name="Preformatted_20_Text"><text:span text:style-name="Source_20_Text">}</text:span></text:p>
      <text:p text:style-name="Preformatted_20_Text"/>
      <text:p text:style-name="Preformatted_20_Text"><text:span text:style-name="Source_20_Text">.btn_lixeira {</text:span></text:p>
      <text:p text:style-name="Preformatted_20_Text"><text:span text:style-name="Source_20_Text"><text:s text:c="4"/>width: 25px;</text:span></text:p>
      <text:p text:style-name="Preformatted_20_Text"><text:span text:style-name="Source_20_Text"><text:s text:c="4"/>cursor: pointer;</text:span></text:p>
      <text:p text:style-name="P5"><text:span text:style-name="Source_20_Text">}</text:span></text:p>
      <text:p text:style-name="P3">Um olho atento notará uma pequena imperfeição no layout: os itens não ficam perfeitamente alinhados verticalmente uns com os outros, pois o espaço distribuído por <text:span text:style-name="Source_20_Text">space-around</text:span> varia conforme o tamanho do texto. Para um alinhamento perfeito, poderíamos envolver o texto e o ícone em <text:span text:style-name="Source_20_Text">divs</text:span> separadas e definir larguras fixas para elas, mas para nosso objetivo atual, este layout é mais do que suficiente.</text:p>
      <text:h text:style-name="P4" text:outline-level="4">3.3. O Desafio: O Alvo do Evento e a Hierarquia do DOM</text:h>
      <text:p text:style-name="P3">Agora, a lógica muda. O <text:span text:style-name="Source_20_Text">addEventListener</text:span> não deve mais estar no elemento do curso (<text:span text:style-name="Source_20_Text">novo_elemento</text:span>), mas sim no ícone da lixeira (<text:span text:style-name="Source_20_Text">btn_lixeira</text:span>), pois é ele que o usuário irá clicar.</text:p>
      <text:p text:style-name="Preformatted_20_Text"><text:soft-page-break/><text:span text:style-name="Source_20_Text">btn_lixeira.addEventListener('click', (evt) =&gt; {</text:span></text:p>
      <text:p text:style-name="Preformatted_20_Text"><text:span text:style-name="Source_20_Text"><text:s text:c="4"/>// Lógica de remoção</text:span></text:p>
      <text:p text:style-name="P5"><text:span text:style-name="Source_20_Text">});</text:span></text:p>
      <text:p text:style-name="P3">Aqui surge o nosso desafio. Quando o usuário clica no ícone, <text:span text:style-name="Source_20_Text">evt.target</text:span> agora é o próprio ícone (<text:span text:style-name="Source_20_Text">&lt;img&gt;</text:span>), não o contêiner do curso que realmente queremos remover. Lembre-se, o <text:span text:style-name="Source_20_Text">event.target</text:span> não é mais o <text:span text:style-name="Source_20_Text">novo_elemento</text:span>; agora, ele é o <text:span text:style-name="Source_20_Text">btn_lixeira</text:span>.</text:p>
      <text:p text:style-name="P3">Se tentarmos usar a lógica anterior para remover <text:span text:style-name="Source_20_Text">evt.target</text:span> do contêiner principal (<text:span text:style-name="Source_20_Text">caixa_um</text:span>), o navegador nos apresentará um erro:</text:p>
      <text:p text:style-name="P3"><text:span text:style-name="Source_20_Text">"Failed to execute 'removeChild' on 'Node': The node to be removed is not a child of this node."</text:span></text:p>
      <text:p text:style-name="P3">Esse erro é extremamente descritivo. Ele nos diz que estamos tentando remover um nó (o ícone <text:span text:style-name="Source_20_Text">&lt;img&gt;</text:span>) de um pai (<text:span text:style-name="Source_20_Text">caixa_um</text:span>) que não é seu pai direto. Na hierarquia do DOM, o ícone não é filho de <text:span text:style-name="Source_20_Text">caixa_um</text:span>; ele é filho do <text:span text:style-name="Source_20_Text">div</text:span> do curso. Isso quebra a regra fundamental do <text:span text:style-name="Source_20_Text">removeChild</text:span>.</text:p>
      <text:h text:style-name="P4" text:outline-level="4">3.4. A Solução: Navegando até o Pai com <text:span text:style-name="Source_20_Text">parentNode</text:span></text:h>
      <text:p text:style-name="P3">A solução para este problema é navegar pela árvore do DOM. Precisamos "subir" um nível a partir do nosso <text:span text:style-name="Source_20_Text">evt.target</text:span> (o ícone) para encontrar seu pai direto, que é o elemento do curso que desejamos remover. Para isso, usamos a propriedade <text:span text:style-name="Source_20_Text">parentNode</text:span>.</text:p>
      <text:p text:style-name="P3">Ao usar <text:span text:style-name="Source_20_Text">evt.target.parentNode</text:span>, estamos selecionando dinamicamente o pai do elemento que foi clicado. No nosso caso, o pai do ícone da lixeira é, precisamente, o <text:span text:style-name="Source_20_Text">div</text:span> do curso que queremos excluir.</text:p>
      <text:p text:style-name="P3">O código final e correto fica assim:</text:p>
      <text:p text:style-name="Preformatted_20_Text"><text:span text:style-name="Source_20_Text">btn_lixeira.addEventListener('click', (evt) =&gt; {</text:span></text:p>
      <text:p text:style-name="Preformatted_20_Text"><text:span text:style-name="Source_20_Text"><text:s text:c="4"/>// 1. O alvo é o ícone. Seu pai é o elemento que queremos remover.</text:span></text:p>
      <text:p text:style-name="Preformatted_20_Text"><text:span text:style-name="Source_20_Text"><text:s text:c="4"/>const elementoPaiParaRemover = evt.target.parentNode;</text:span></text:p>
      <text:p text:style-name="Preformatted_20_Text"><text:span text:style-name="Source_20_Text"><text:s text:c="4"/></text:span></text:p>
      <text:p text:style-name="Preformatted_20_Text"><text:span text:style-name="Source_20_Text"><text:s text:c="4"/>// 2. O contêiner principal é o pai do elemento que vamos remover.</text:span></text:p>
      <text:p text:style-name="Preformatted_20_Text"><text:span text:style-name="Source_20_Text"><text:s text:c="4"/>const containerPrincipal = elementoPaiParaRemover.parentNode; // ou a referência 'caixa_um'</text:span></text:p>
      <text:p text:style-name="Preformatted_20_Text"/>
      <text:p text:style-name="Preformatted_20_Text"><text:soft-page-break/><text:span text:style-name="Source_20_Text"><text:s text:c="4"/>// 3. Pedimos ao contêiner principal para remover seu filho.</text:span></text:p>
      <text:p text:style-name="Preformatted_20_Text"><text:span text:style-name="Source_20_Text"><text:s text:c="4"/>containerPrincipal.removeChild(elementoPaiParaRemover);</text:span></text:p>
      <text:p text:style-name="P5"><text:span text:style-name="Source_20_Text">});</text:span></text:p>
      <text:p text:style-name="P3">No nosso projeto, a variável <text:span text:style-name="Source_20_Text">containerPrincipal</text:span> seria a referência que já temos para o elemento <text:span text:style-name="Source_20_Text">caixa_um</text:span>, que contém todos os cursos. Com essa lógica, não importa em qual lixeira o usuário clique, o código sempre identificará corretamente o card do curso correspondente e o removerá da página. Isso demonstra a importância de entender a estrutura do DOM para solucionar problemas comuns de manipulação.</text:p>
      <text:h text:style-name="P2" text:outline-level="3">4. Conclusão e Principais Aprendizados</text:h>
      <text:p text:style-name="P3">Nesta apostila, exploramos duas abordagens para remover elementos do DOM, partindo de um exemplo simples para um cenário mais complexo e prático. A diferença fundamental entre elas revelou a importância de compreender a hierarquia do DOM — as relações de pai e filho — para manipular elementos de forma eficaz, especialmente quando os eventos ocorrem em elementos aninhados.</text:p>
      <text:p text:style-name="P3">Aqui estão os principais aprendizados que você deve levar:</text:p>
      <text:list text:style-name="L3">
        <text:list-item>
          <text:p text:style-name="P10"><text:span text:style-name="T2">Uso de </text:span><text:span text:style-name="Source_20_Text"><text:span text:style-name="T2">removeChild()</text:span></text:span><text:span text:style-name="T2">:</text:span> A remoção de um nó (elemento) sempre deve ser chamada a partir do seu <text:span text:style-name="T2">nó pai</text:span>. Você não remove o elemento em si, mas pede ao pai que o remova.</text:p>
        </text:list-item>
        <text:list-item>
          <text:p text:style-name="P10"><text:span text:style-name="T2">O poder do </text:span><text:span text:style-name="Source_20_Text"><text:span text:style-name="T2">event.target</text:span></text:span><text:span text:style-name="T2">:</text:span> Esta propriedade é sua ferramenta mais precisa para identificar <text:span text:style-name="T2">exatamente qual elemento</text:span> iniciou um evento, seja um clique, um mouseover ou qualquer outra interação do usuário.</text:p>
        </text:list-item>
        <text:list-item>
          <text:p text:style-name="P11"><text:span text:style-name="T2">Navegação no DOM com </text:span><text:span text:style-name="Source_20_Text"><text:span text:style-name="T2">parentNode</text:span></text:span><text:span text:style-name="T2">:</text:span> Quando o alvo do seu evento é um filho do elemento que você realmente deseja manipular, a propriedade <text:span text:style-name="Source_20_Text">parentNode</text:span> é essencial para <text:span text:style-name="T2">"subir" na árvore do DOM</text:span> e selecionar o contêiner correto para a sua operação.</text:p>
        </text:list-item>
      </text:list>
      <text:p text:style-name="P3">Dominar essas técnicas de manipulação do DOM abre um vasto leque de possibilidades, permitindo que você crie páginas web verdadeiramente interativas e dinâmicas, que respondem de forma inteligente às ações de seus usuário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_32_0_20_Percent" draw:display-name="20 Percent" xlink:href="Pictures/10000000000000080000000889DAE7A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indent="0cm" style:auto-text-indent="fals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line-height="150%"/>
      <style:text-properties fo:text-transform="uppercase" style:font-name="Liberation Serif3" fo:font-family="'Liberation Serif'" style:font-style-name="Negrito"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line-height="150%"/>
      <style:text-properties style:font-name="Liberation Serif3" fo:font-family="'Liberation Serif'" style:font-style-name="Negrito"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fo:line-height="150%"/>
      <style:text-properties style:font-name="Liberation Serif2" fo:font-family="'Liberation Serif'" style:font-style-name="Itálico Negrito"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cm" fo:margin-bottom="0cm" style:contextual-spacing="false" fo:line-height="150%"/>
      <style:text-properties style:font-name="Liberation Serif1" fo:font-family="'Liberation Serif'" style:font-style-name="Itálico" style:font-family-generic="roman" style:font-pitch="variable"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cm" fo:margin-bottom="0cm" style:contextual-spacing="false" fo:line-height="150%"/>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fo:line-height="150%" fo:text-align="justify" style:justify-single-word="false" fo:padding="0.45cm" fo:border="0.06pt solid #000000" style:shadow="#808080 0.15cm 0.15cm"/>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loext:graphic-properties draw:fill="bitmap" draw:fill-color="#000000" draw:fill-image-name="_32_0_20_Percent" style:repeat="repeat"/>
      <style:paragraph-properties fo:margin-top="0cm" fo:margin-bottom="0cm" style:contextual-spacing="false" fo:text-align="center" style:justify-single-word="false" fo:padding="0.45cm" fo:border="0.06pt solid #000000" style:shadow="#808080 0.176cm 0.176cm">
        <style:background-image xlink:href="Pictures/10000000000000080000000889DAE7A4.png" xlink:type="simple" xlink:actuate="onLoad"/>
      </style:paragraph-properties>
      <style:text-properties fo:font-variant="normal" fo:text-transform="none" style:font-name="Liberation Serif3" fo:font-family="'Liberation Serif'" style:font-style-name="Negrito" style:font-family-generic="roman" style:font-pitch="variable" fo:font-size="2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002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text-indent="0cm" style:auto-text-indent="false">
        <style:tab-stops>
          <style:tab-stop style:position="17.503cm" style:type="right" style:leader-style="dotted" style:leader-text="."/>
        </style:tab-stops>
      </style:paragraph-properties>
      <style:text-properties fo:font-style="normal" fo:font-weight="bold"/>
    </style:style>
    <style:style style:name="Contents_20_3" style:display-name="Contents 3" style:family="paragraph" style:parent-style-name="Index" style:class="index">
      <style:paragraph-properties fo:margin-left="0cm" fo:text-indent="0cm" style:auto-text-indent="false">
        <style:tab-stops>
          <style:tab-stop style:position="17.002cm" style:type="right" style:leader-style="dotted" style:leader-text="."/>
        </style:tab-stops>
      </style:paragraph-properties>
      <style:text-properties fo:font-style="italic"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space"/>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Numbering_20_Symbols" loext:num-list-format="%2%.%3%.%4%.%5%.%6%." style:num-suffix="." style:num-format="1" text:display-levels="5">
        <style:list-level-properties text:list-level-position-and-space-mode="label-alignment">
          <style:list-level-label-alignment text:label-followed-by="space"/>
        </style:list-level-properties>
      </text:outline-level-style>
      <text:outline-level-style text:level="7" text:style-name="Numbering_20_Symbols" loext:num-list-format="%3%.%4%.%5%.%6%.%7%." style:num-suffix="." style:num-format="1" text:display-levels="5">
        <style:list-level-properties text:list-level-position-and-space-mode="label-alignment">
          <style:list-level-label-alignment text:label-followed-by="space"/>
        </style:list-level-properties>
      </text:outline-level-style>
      <text:outline-level-style text:level="8" text:style-name="Numbering_20_Symbols" loext:num-list-format="%4%.%5%.%6%.%7%.%8%." style:num-suffix="." style:num-format="1" text:display-levels="5">
        <style:list-level-properties text:list-level-position-and-space-mode="label-alignment">
          <style:list-level-label-alignment text:label-followed-by="space"/>
        </style:list-level-properties>
      </text:outline-level-style>
      <text:outline-level-style text:level="9" text:style-name="Numbering_20_Symbols" loext:num-list-format="%5%.%6%.%7%.%8%.%9%." style:num-suffix="." style:num-format="1" text:display-levels="5">
        <style:list-level-properties text:list-level-position-and-space-mode="label-alignment">
          <style:list-level-label-alignment text:label-followed-by="space"/>
        </style:list-level-properties>
      </text:outline-level-style>
      <text:outline-level-style text:level="10" text:style-name="Numbering_20_Symbols" loext:num-list-format="%6%.%7%.%8%.%9%.%10%." style:num-suffix="." style:num-format="1" text:display-levels="5">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2T11:20:06.595167952</meta:creation-date>
    <meta:print-date>2026-01-19T19:27:08.538689083</meta:print-date>
    <meta:printed-by>Arquivos PDF</meta:printed-by>
    <dc:date>2026-01-19T23:03:03.516395177</dc:date>
    <meta:editing-duration>PT6H4S</meta:editing-duration>
    <meta:editing-cycles>10</meta:editing-cycles>
    <meta:generator>LibreOffice/25.8.4.2$Linux_X86_64 LibreOffice_project/290daaa01b999472f0c7a3890eb6a550fd74c6df</meta:generator>
    <meta:document-statistic meta:table-count="0" meta:image-count="0" meta:object-count="0" meta:page-count="6" meta:paragraph-count="86" meta:word-count="1672" meta:character-count="10945" meta:non-whitespace-character-count="9302"/>
  </office:meta>
</office:document-meta>
</file>